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o1" table:style-name="ta1">
        <table:shapes>
          <draw:frame draw:z-index="0" draw:style-name="gr1" draw:text-style-name="P1" svg:width="453.51pt" svg:height="315.89pt" svg:x="321.05pt" svg:y="26.05pt">
            <draw:object draw:notify-on-update-of-ranges="Exo1.B2:Exo1.B62 Exo1.C1:Exo1.C1 Exo1.C2:Exo1.C62 Exo1.B2:Exo1.B62 Exo1.D1:Exo1.D1 Exo1.D2:Exo1.D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3pt" svg:height="272.47pt" svg:x="321.22pt" svg:y="396.77pt">
            <draw:object draw:notify-on-update-of-ranges="Exo1.C1:Exo1.C1 Exo1.C2:Exo1.C62 Exo1.D1:Exo1.D1 Exo1.D2:Exo1.D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(t)</text:p>
          </table:table-cell>
          <table:table-cell office:value-type="string" calcext:value-type="string">
            <text:p>y(t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2.25*[.B2]-0.05*[.B2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2.25*[.B3]-0.05*[.B3]^2" office:value-type="float" office:value="0.559375" calcext:value-type="float">
            <text:p>0.5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2.25*[.B4]-0.05*[.B4]^2" office:value-type="float" office:value="1.1125" calcext:value-type="float">
            <text:p>1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2.25*[.B5]-0.05*[.B5]^2" office:value-type="float" office:value="1.659375" calcext:value-type="float">
            <text:p>1.6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.25*[.B6]-0.05*[.B6]^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2.25*[.B7]-0.05*[.B7]^2" office:value-type="float" office:value="2.734375" calcext:value-type="float">
            <text:p>2.7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2.25*[.B8]-0.05*[.B8]^2" office:value-type="float" office:value="3.2625" calcext:value-type="float">
            <text:p>3.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formula="of:=2.25*[.B9]-0.05*[.B9]^2" office:value-type="float" office:value="3.784375" calcext:value-type="float">
            <text:p>3.7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.25*[.B10]-0.05*[.B10]^2"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table:formula="of:=2.25*[.B11]-0.05*[.B11]^2" office:value-type="float" office:value="4.809375" calcext:value-type="float">
            <text:p>4.8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2.25*[.B12]-0.05*[.B12]^2" office:value-type="float" office:value="5.3125" calcext:value-type="float">
            <text:p>5.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table:formula="of:=2.25*[.B13]-0.05*[.B13]^2" office:value-type="float" office:value="5.809375" calcext:value-type="float">
            <text:p>5.8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.25*[.B14]-0.05*[.B14]^2"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formula="of:=2.25*[.B15]-0.05*[.B15]^2" office:value-type="float" office:value="6.784375" calcext:value-type="float">
            <text:p>6.7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2.25*[.B16]-0.05*[.B16]^2" office:value-type="float" office:value="7.2625" calcext:value-type="float">
            <text:p>7.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table:formula="of:=2.25*[.B17]-0.05*[.B17]^2" office:value-type="float" office:value="7.734375" calcext:value-type="float">
            <text:p>7.7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.25*[.B18]-0.05*[.B18]^2"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table:formula="of:=2.25*[.B19]-0.05*[.B19]^2" office:value-type="float" office:value="8.659375" calcext:value-type="float">
            <text:p>8.6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2.25*[.B20]-0.05*[.B20]^2" office:value-type="float" office:value="9.1125" calcext:value-type="float">
            <text:p>9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table:formula="of:=2.25*[.B21]-0.05*[.B21]^2" office:value-type="float" office:value="9.559375" calcext:value-type="float">
            <text:p>9.5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2.25*[.B22]-0.05*[.B22]^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table:formula="of:=2.25*[.B23]-0.05*[.B23]^2" office:value-type="float" office:value="10.434375" calcext:value-type="float">
            <text:p>10.4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2.25*[.B24]-0.05*[.B24]^2" office:value-type="float" office:value="10.8625" calcext:value-type="float">
            <text:p>10.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table:formula="of:=2.25*[.B25]-0.05*[.B25]^2" office:value-type="float" office:value="11.284375" calcext:value-type="float">
            <text:p>11.2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2.25*[.B26]-0.05*[.B26]^2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table:formula="of:=2.25*[.B27]-0.05*[.B27]^2" office:value-type="float" office:value="12.109375" calcext:value-type="float">
            <text:p>12.1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2.25*[.B28]-0.05*[.B28]^2" office:value-type="float" office:value="12.5125" calcext:value-type="float">
            <text:p>12.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table:formula="of:=2.25*[.B29]-0.05*[.B29]^2" office:value-type="float" office:value="12.909375" calcext:value-type="float">
            <text:p>12.9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2.25*[.B30]-0.05*[.B30]^2"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 table:formula="of:=2.25*[.B31]-0.05*[.B31]^2" office:value-type="float" office:value="13.684375" calcext:value-type="float">
            <text:p>13.6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2.25*[.B32]-0.05*[.B32]^2" office:value-type="float" office:value="14.0625" calcext:value-type="float">
            <text:p>14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table:formula="of:=2.25*[.B33]-0.05*[.B33]^2" office:value-type="float" office:value="14.434375" calcext:value-type="float">
            <text:p>14.4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2.25*[.B34]-0.05*[.B34]^2" office:value-type="float" office:value="14.8" calcext:value-type="float">
            <text:p>14.8</text:p>
          </table:table-cell>
          <table:table-cell table:formula="of:=1.1*([.B34])-0.11*([.B34])^2+(0.01/3)*([.B34])^3-3.46666" office:value-type="float" office:value="0.00000666666666759852" calcext:value-type="float">
            <text:p>6.66666666759852E-06</text:p>
          </table:table-cell>
        </table:table-row>
        <table:table-row table:style-name="ro1">
          <table:table-cell/>
          <table:table-cell office:value-type="float" office:value="8.25" calcext:value-type="float">
            <text:p>8.25</text:p>
          </table:table-cell>
          <table:table-cell table:formula="of:=2.25*[.B35]-0.05*[.B35]^2" office:value-type="float" office:value="15.159375" calcext:value-type="float">
            <text:p>15.159375</text:p>
          </table:table-cell>
          <table:table-cell table:formula="of:=1.1*([.B35])-0.11*([.B35])^2+(0.01/3)*([.B35])^3-3.46666" office:value-type="float" office:value="-0.00681624999999908" calcext:value-type="float">
            <text:p>-0.006816249999999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2.25*[.B36]-0.05*[.B36]^2" office:value-type="float" office:value="15.5125" calcext:value-type="float">
            <text:p>15.5125</text:p>
          </table:table-cell>
          <table:table-cell table:formula="of:=1.1*([.B36])-0.11*([.B36])^2+(0.01/3)*([.B36])^3-3.46666" office:value-type="float" office:value="-0.0170766666666649" calcext:value-type="float">
            <text:p>-0.017076666666665</text:p>
          </table:table-cell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table:formula="of:=2.25*[.B37]-0.05*[.B37]^2" office:value-type="float" office:value="15.859375" calcext:value-type="float">
            <text:p>15.859375</text:p>
          </table:table-cell>
          <table:table-cell table:formula="of:=1.1*([.B37])-0.11*([.B37])^2+(0.01/3)*([.B37])^3-3.46666" office:value-type="float" office:value="-0.0304620833333331" calcext:value-type="float">
            <text:p>-0.0304620833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2.25*[.B38]-0.05*[.B38]^2" office:value-type="float" office:value="16.2" calcext:value-type="float">
            <text:p>16.2</text:p>
          </table:table-cell>
          <table:table-cell table:formula="of:=1.1*([.B38])-0.11*([.B38])^2+(0.01/3)*([.B38])^3-3.46666" office:value-type="float" office:value="-0.0466599999999997" calcext:value-type="float">
            <text:p>-0.04666</text:p>
          </table:table-cell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 table:formula="of:=2.25*[.B39]-0.05*[.B39]^2" office:value-type="float" office:value="16.534375" calcext:value-type="float">
            <text:p>16.534375</text:p>
          </table:table-cell>
          <table:table-cell table:formula="of:=1.1*([.B39])-0.11*([.B39])^2+(0.01/3)*([.B39])^3-3.46666" office:value-type="float" office:value="-0.0653579166666662" calcext:value-type="float">
            <text:p>-0.065357916666666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2.25*[.B40]-0.05*[.B40]^2" office:value-type="float" office:value="16.8625" calcext:value-type="float">
            <text:p>16.8625</text:p>
          </table:table-cell>
          <table:table-cell table:formula="of:=1.1*([.B40])-0.11*([.B40])^2+(0.01/3)*([.B40])^3-3.46666" office:value-type="float" office:value="-0.0862433333333326" calcext:value-type="float">
            <text:p>-0.086243333333333</text:p>
          </table:table-cell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table:formula="of:=2.25*[.B41]-0.05*[.B41]^2" office:value-type="float" office:value="17.184375" calcext:value-type="float">
            <text:p>17.184375</text:p>
          </table:table-cell>
          <table:table-cell table:formula="of:=1.1*([.B41])-0.11*([.B41])^2+(0.01/3)*([.B41])^3-3.46666" office:value-type="float" office:value="-0.109003749999999" calcext:value-type="float">
            <text:p>-0.1090037499999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2.25*[.B42]-0.05*[.B42]^2" office:value-type="float" office:value="17.5" calcext:value-type="float">
            <text:p>17.5</text:p>
          </table:table-cell>
          <table:table-cell table:formula="of:=1.1*([.B42])-0.11*([.B42])^2+(0.01/3)*([.B42])^3-3.46666" office:value-type="float" office:value="-0.133326666666667" calcext:value-type="float">
            <text:p>-0.133326666666667</text:p>
          </table:table-cell>
        </table:table-row>
        <table:table-row table:style-name="ro1">
          <table:table-cell/>
          <table:table-cell office:value-type="float" office:value="10.25" calcext:value-type="float">
            <text:p>10.25</text:p>
          </table:table-cell>
          <table:table-cell table:formula="of:=2.25*[.B43]-0.05*[.B43]^2" office:value-type="float" office:value="17.809375" calcext:value-type="float">
            <text:p>17.809375</text:p>
          </table:table-cell>
          <table:table-cell table:formula="of:=1.1*([.B43])-0.11*([.B43])^2+(0.01/3)*([.B43])^3-3.46666" office:value-type="float" office:value="-0.158899583333333" calcext:value-type="float">
            <text:p>-0.158899583333333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2.25*[.B44]-0.05*[.B44]^2" office:value-type="float" office:value="18.1125" calcext:value-type="float">
            <text:p>18.1125</text:p>
          </table:table-cell>
          <table:table-cell table:formula="of:=1.1*([.B44])-0.11*([.B44])^2+(0.01/3)*([.B44])^3-3.46666" office:value-type="float" office:value="-0.185409999999999" calcext:value-type="float">
            <text:p>-0.185409999999999</text:p>
          </table:table-cell>
        </table:table-row>
        <table:table-row table:style-name="ro1">
          <table:table-cell/>
          <table:table-cell office:value-type="float" office:value="10.75" calcext:value-type="float">
            <text:p>10.75</text:p>
          </table:table-cell>
          <table:table-cell table:formula="of:=2.25*[.B45]-0.05*[.B45]^2" office:value-type="float" office:value="18.409375" calcext:value-type="float">
            <text:p>18.409375</text:p>
          </table:table-cell>
          <table:table-cell table:formula="of:=1.1*([.B45])-0.11*([.B45])^2+(0.01/3)*([.B45])^3-3.46666" office:value-type="float" office:value="-0.212545416666666" calcext:value-type="float">
            <text:p>-0.21254541666666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2.25*[.B46]-0.05*[.B46]^2" office:value-type="float" office:value="18.7" calcext:value-type="float">
            <text:p>18.7</text:p>
          </table:table-cell>
          <table:table-cell table:formula="of:=-0.1*([.B46])+(0.86)" office:value-type="float" office:value="-0.24" calcext:value-type="float">
            <text:p>-0.24</text:p>
          </table:table-cell>
        </table:table-row>
        <table:table-row table:style-name="ro1">
          <table:table-cell/>
          <table:table-cell office:value-type="float" office:value="11.25" calcext:value-type="float">
            <text:p>11.25</text:p>
          </table:table-cell>
          <table:table-cell table:formula="of:=2.25*[.B47]-0.05*[.B47]^2" office:value-type="float" office:value="18.984375" calcext:value-type="float">
            <text:p>18.984375</text:p>
          </table:table-cell>
          <table:table-cell table:formula="of:=-0.1*([.B47])+(0.86)" office:value-type="float" office:value="-0.265" calcext:value-type="float">
            <text:p>-0.265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2.25*[.B48]-0.05*[.B48]^2" office:value-type="float" office:value="19.2625" calcext:value-type="float">
            <text:p>19.2625</text:p>
          </table:table-cell>
          <table:table-cell table:formula="of:=-0.1*([.B48])+(0.86)" office:value-type="float" office:value="-0.29" calcext:value-type="float">
            <text:p>-0.29</text:p>
          </table:table-cell>
        </table:table-row>
        <table:table-row table:style-name="ro1">
          <table:table-cell/>
          <table:table-cell office:value-type="float" office:value="11.75" calcext:value-type="float">
            <text:p>11.75</text:p>
          </table:table-cell>
          <table:table-cell table:formula="of:=2.25*[.B49]-0.05*[.B49]^2" office:value-type="float" office:value="19.534375" calcext:value-type="float">
            <text:p>19.534375</text:p>
          </table:table-cell>
          <table:table-cell table:formula="of:=-0.1*([.B49])+(0.86)" office:value-type="float" office:value="-0.315" calcext:value-type="float">
            <text:p>-0.3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2.25*[.B50]-0.05*[.B50]^2" office:value-type="float" office:value="19.8" calcext:value-type="float">
            <text:p>19.8</text:p>
          </table:table-cell>
          <table:table-cell table:formula="of:=-0.1*([.B50])+(0.86)" office:value-type="float" office:value="-0.34" calcext:value-type="float">
            <text:p>-0.34</text:p>
          </table:table-cell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table:formula="of:=2.25*[.B51]-0.05*[.B51]^2" office:value-type="float" office:value="20.059375" calcext:value-type="float">
            <text:p>20.059375</text:p>
          </table:table-cell>
          <table:table-cell table:formula="of:=-0.1*([.B51])+(0.86)" office:value-type="float" office:value="-0.365" calcext:value-type="float">
            <text:p>-0.36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2.25*[.B52]-0.05*[.B52]^2" office:value-type="float" office:value="20.3125" calcext:value-type="float">
            <text:p>20.3125</text:p>
          </table:table-cell>
          <table:table-cell table:formula="of:=-0.1*([.B52])+(0.86)" office:value-type="float" office:value="-0.39" calcext:value-type="float">
            <text:p>-0.39</text:p>
          </table:table-cell>
        </table:table-row>
        <table:table-row table:style-name="ro1">
          <table:table-cell/>
          <table:table-cell office:value-type="float" office:value="12.75" calcext:value-type="float">
            <text:p>12.75</text:p>
          </table:table-cell>
          <table:table-cell table:formula="of:=2.25*[.B53]-0.05*[.B53]^2" office:value-type="float" office:value="20.559375" calcext:value-type="float">
            <text:p>20.559375</text:p>
          </table:table-cell>
          <table:table-cell table:formula="of:=-0.1*([.B53])+(0.86)" office:value-type="float" office:value="-0.415" calcext:value-type="float">
            <text:p>-0.41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2.25*[.B54]-0.05*[.B54]^2" office:value-type="float" office:value="20.8" calcext:value-type="float">
            <text:p>20.8</text:p>
          </table:table-cell>
          <table:table-cell table:formula="of:=-0.1*([.B54])+(0.86)" office:value-type="float" office:value="-0.44" calcext:value-type="float">
            <text:p>-0.44</text:p>
          </table:table-cell>
        </table:table-row>
        <table:table-row table:style-name="ro1">
          <table:table-cell/>
          <table:table-cell office:value-type="float" office:value="13.25" calcext:value-type="float">
            <text:p>13.25</text:p>
          </table:table-cell>
          <table:table-cell table:formula="of:=2.25*[.B55]-0.05*[.B55]^2" office:value-type="float" office:value="21.034375" calcext:value-type="float">
            <text:p>21.034375</text:p>
          </table:table-cell>
          <table:table-cell table:formula="of:=-0.1*([.B55])+(0.86)" office:value-type="float" office:value="-0.465" calcext:value-type="float">
            <text:p>-0.465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2.25*[.B56]-0.05*[.B56]^2" office:value-type="float" office:value="21.2625" calcext:value-type="float">
            <text:p>21.2625</text:p>
          </table:table-cell>
          <table:table-cell table:formula="of:=-0.1*([.B56])+(0.86)" office:value-type="float" office:value="-0.49" calcext:value-type="float">
            <text:p>-0.49</text:p>
          </table:table-cell>
        </table:table-row>
        <table:table-row table:style-name="ro1">
          <table:table-cell/>
          <table:table-cell office:value-type="float" office:value="13.75" calcext:value-type="float">
            <text:p>13.75</text:p>
          </table:table-cell>
          <table:table-cell table:formula="of:=2.25*[.B57]-0.05*[.B57]^2" office:value-type="float" office:value="21.484375" calcext:value-type="float">
            <text:p>21.484375</text:p>
          </table:table-cell>
          <table:table-cell table:formula="of:=-0.1*([.B57])+(0.86)" office:value-type="float" office:value="-0.515" calcext:value-type="float">
            <text:p>-0.5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2.25*[.B58]-0.05*[.B58]^2" office:value-type="float" office:value="21.7" calcext:value-type="float">
            <text:p>21.7</text:p>
          </table:table-cell>
          <table:table-cell table:formula="of:=-0.1*([.B58])+(0.86)" office:value-type="float" office:value="-0.54" calcext:value-type="float">
            <text:p>-0.54</text:p>
          </table:table-cell>
        </table:table-row>
        <table:table-row table:style-name="ro1">
          <table:table-cell/>
          <table:table-cell office:value-type="float" office:value="14.25" calcext:value-type="float">
            <text:p>14.25</text:p>
          </table:table-cell>
          <table:table-cell table:formula="of:=2.25*[.B59]-0.05*[.B59]^2" office:value-type="float" office:value="21.909375" calcext:value-type="float">
            <text:p>21.909375</text:p>
          </table:table-cell>
          <table:table-cell table:formula="of:=-0.1*([.B59])+(0.86)" office:value-type="float" office:value="-0.565" calcext:value-type="float">
            <text:p>-0.565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2.25*[.B60]-0.05*[.B60]^2" office:value-type="float" office:value="22.1125" calcext:value-type="float">
            <text:p>22.1125</text:p>
          </table:table-cell>
          <table:table-cell table:formula="of:=-0.1*([.B60])+(0.86)" office:value-type="float" office:value="-0.59" calcext:value-type="float">
            <text:p>-0.59</text:p>
          </table:table-cell>
        </table:table-row>
        <table:table-row table:style-name="ro1">
          <table:table-cell/>
          <table:table-cell office:value-type="float" office:value="14.75" calcext:value-type="float">
            <text:p>14.75</text:p>
          </table:table-cell>
          <table:table-cell table:formula="of:=2.25*[.B61]-0.05*[.B61]^2" office:value-type="float" office:value="22.309375" calcext:value-type="float">
            <text:p>22.309375</text:p>
          </table:table-cell>
          <table:table-cell table:formula="of:=-0.1*([.B61])+(0.86)" office:value-type="float" office:value="-0.615" calcext:value-type="float">
            <text:p>-0.6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2.25*[.B62]-0.05*[.B62]^2" office:value-type="float" office:value="22.5" calcext:value-type="float">
            <text:p>22.5</text:p>
          </table:table-cell>
          <table:table-cell table:formula="of:=-0.1*([.B62])+(0.86)" office:value-type="float" office:value="-0.64" calcext:value-type="float">
            <text:p>-0.64</text:p>
          </table:table-cell>
        </table:table-row>
        <table:table-row table:style-name="ro1">
          <table:table-cell/>
          <table:table-cell office:value-type="float" office:value="15.25" calcext:value-type="float">
            <text:p>15.25</text:p>
          </table:table-cell>
          <table:table-cell table:formula="of:=2.25*[.B63]-0.05*[.B63]^2" office:value-type="float" office:value="22.684375" calcext:value-type="float">
            <text:p>22.684375</text:p>
          </table:table-cell>
          <table:table-cell/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2.25*[.B64]-0.05*[.B64]^2" office:value-type="float" office:value="22.8625" calcext:value-type="float">
            <text:p>22.8625</text:p>
          </table:table-cell>
          <table:table-cell/>
        </table:table-row>
      </table:table>
      <table:table table:name="Exo2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formula="of:=5*3.6/0.5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formula="of:=0.5/3.6" office:value-type="float" office:value="0.138888888888889" calcext:value-type="float">
            <text:p>0.13888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0:37:55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9:21:10.584000000</meta:creation-date>
    <dc:date>2019-10-13T16:32:43.955000000</dc:date>
    <meta:editing-duration>PT4H32M53S</meta:editing-duration>
    <meta:editing-cycles>8</meta:editing-cycles>
    <meta:generator>LibreOffice/6.2.5.2$Windows_X86_64 LibreOffice_project/1ec314fa52f458adc18c4f025c545a4e8b22c159</meta:generator>
    <meta:document-statistic meta:table-count="2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145cm" xlink:href=".." xlink:type="simple" chart:class="chart:scatter" chart:style-name="ch1">
        <chart:title svg:x="6.192cm" svg:y="0.358cm" chart:style-name="ch2">
          <text:p>Trajectoire pierre</text:p>
        </chart:title>
        <chart:legend chart:legend-position="end" svg:x="14.106cm" svg:y="5.018cm" style:legend-expansion="high" chart:style-name="ch3"/>
        <chart:plot-area chart:style-name="ch4" table:cell-range-address="Exo1.B2:Exo1.D62 Exo1.C1:Exo1.D1" chart:data-source-has-labels="row" svg:x="1.321cm" svg:y="1.385cm" svg:width="12.465cm" svg:height="8.567cm">
          <chartooo:coordinate-region svg:x="1.89cm" svg:y="1.587cm" svg:width="11.641cm" svg:height="8.163cm"/>
          <chart:axis chart:dimension="x" chart:name="primary-x" chart:style-name="ch5">
            <chart:title svg:x="7.411cm" svg:y="10.174cm" chart:style-name="ch6">
              <text:p>s</text:p>
            </chart:title>
          </chart:axis>
          <chart:axis chart:dimension="y" chart:name="primary-y" chart:style-name="ch5">
            <chart:title svg:x="0.451cm" svg:y="5.852cm" chart:style-name="ch7">
              <text:p>m</text:p>
            </chart:title>
            <chart:grid chart:style-name="ch8" chart:class="major"/>
          </chart:axis>
          <chart:series chart:style-name="ch9" chart:values-cell-range-address="Exo1.C2:Exo1.C62" chart:label-cell-address="Exo1.C1:Exo1.C1" chart:class="chart:scatter">
            <chart:domain table:cell-range-address="Exo1.B2:Exo1.B62"/>
            <chart:data-point chart:repeated="61"/>
          </chart:series>
          <chart:series chart:style-name="ch10" chart:values-cell-range-address="Exo1.D2:Exo1.D62" chart:label-cell-address="Exo1.D1:Exo1.D1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(t)</text:p>
                <draw:g>
                  <svg:desc>Exo1.C1:Exo1.C1</svg:desc>
                </draw:g>
              </table:table-cell>
              <table:table-cell office:value-type="string">
                <text:p>y(t)</text:p>
                <draw:g>
                  <svg:desc>Exo1.D1:Ex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o1.B2:Exo1.B62</svg:desc>
                </draw:g>
              </table:table-cell>
              <table:table-cell office:value-type="float" office:value="0">
                <text:p>0</text:p>
                <draw:g>
                  <svg:desc>Exo1.C2:Exo1.C62</svg:desc>
                </draw:g>
              </table:table-cell>
              <table:table-cell office:value-type="float" office:value="0">
                <text:p>0</text:p>
                <draw:g>
                  <svg:desc>Exo1.D2:Exo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559375">
                <text:p>0.5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1125">
                <text:p>1.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.659375">
                <text:p>1.6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2.734375">
                <text:p>2.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3.2625">
                <text:p>3.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3.784375">
                <text:p>3.7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4.809375">
                <text:p>4.8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.3125">
                <text:p>5.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5.809375">
                <text:p>5.8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6.784375">
                <text:p>6.7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7.2625">
                <text:p>7.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7.734375">
                <text:p>7.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8.659375">
                <text:p>8.6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9.1125">
                <text:p>9.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9.559375">
                <text:p>9.5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10.434375">
                <text:p>10.4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10.8625">
                <text:p>10.8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11.284375">
                <text:p>11.2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12.109375">
                <text:p>12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12.5125">
                <text:p>12.5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2.909375">
                <text:p>12.9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3.684375">
                <text:p>13.6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14.0625">
                <text:p>14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14.434375">
                <text:p>14.4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4.8">
                <text:p>14.8</text:p>
              </table:table-cell>
              <table:table-cell office:value-type="float" office:value="0.00000666666666759852">
                <text:p>0.00000666666666759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15.159375">
                <text:p>15.159375</text:p>
              </table:table-cell>
              <table:table-cell office:value-type="float" office:value="-0.00681624999999908">
                <text:p>-0.00681624999999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15.5125">
                <text:p>15.5125</text:p>
              </table:table-cell>
              <table:table-cell office:value-type="float" office:value="-0.0170766666666649">
                <text:p>-0.01707666666666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15.859375">
                <text:p>15.859375</text:p>
              </table:table-cell>
              <table:table-cell office:value-type="float" office:value="-0.0304620833333331">
                <text:p>-0.0304620833333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6.2">
                <text:p>16.2</text:p>
              </table:table-cell>
              <table:table-cell office:value-type="float" office:value="-0.0466599999999997">
                <text:p>-0.0466599999999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16.534375">
                <text:p>16.534375</text:p>
              </table:table-cell>
              <table:table-cell office:value-type="float" office:value="-0.0653579166666662">
                <text:p>-0.0653579166666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16.8625">
                <text:p>16.8625</text:p>
              </table:table-cell>
              <table:table-cell office:value-type="float" office:value="-0.0862433333333326">
                <text:p>-0.0862433333333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17.184375">
                <text:p>17.184375</text:p>
              </table:table-cell>
              <table:table-cell office:value-type="float" office:value="-0.109003749999999">
                <text:p>-0.10900374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7.5">
                <text:p>17.5</text:p>
              </table:table-cell>
              <table:table-cell office:value-type="float" office:value="-0.133326666666667">
                <text:p>-0.13332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17.809375">
                <text:p>17.809375</text:p>
              </table:table-cell>
              <table:table-cell office:value-type="float" office:value="-0.158899583333333">
                <text:p>-0.15889958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18.1125">
                <text:p>18.1125</text:p>
              </table:table-cell>
              <table:table-cell office:value-type="float" office:value="-0.185409999999999">
                <text:p>-0.18540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18.409375">
                <text:p>18.409375</text:p>
              </table:table-cell>
              <table:table-cell office:value-type="float" office:value="-0.212545416666666">
                <text:p>-0.212545416666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8.7">
                <text:p>18.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18.984375">
                <text:p>18.984375</text:p>
              </table:table-cell>
              <table:table-cell office:value-type="float" office:value="-0.265">
                <text:p>-0.2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19.2625">
                <text:p>19.2625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19.534375">
                <text:p>19.534375</text:p>
              </table:table-cell>
              <table:table-cell office:value-type="float" office:value="-0.315">
                <text:p>-0.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9.8">
                <text:p>19.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20.059375">
                <text:p>20.059375</text:p>
              </table:table-cell>
              <table:table-cell office:value-type="float" office:value="-0.365">
                <text:p>-0.3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20.3125">
                <text:p>20.3125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20.559375">
                <text:p>20.559375</text:p>
              </table:table-cell>
              <table:table-cell office:value-type="float" office:value="-0.415">
                <text:p>-0.4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20.8">
                <text:p>20.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21.034375">
                <text:p>21.034375</text:p>
              </table:table-cell>
              <table:table-cell office:value-type="float" office:value="-0.465">
                <text:p>-0.4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21.2625">
                <text:p>21.2625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21.484375">
                <text:p>21.484375</text:p>
              </table:table-cell>
              <table:table-cell office:value-type="float" office:value="-0.515">
                <text:p>-0.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21.7">
                <text:p>21.7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21.909375">
                <text:p>21.909375</text:p>
              </table:table-cell>
              <table:table-cell office:value-type="float" office:value="-0.565">
                <text:p>-0.5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22.1125">
                <text:p>22.1125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22.309375">
                <text:p>22.309375</text:p>
              </table:table-cell>
              <table:table-cell office:value-type="float" office:value="-0.615">
                <text:p>-0.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-0.64">
                <text:p>-0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613cm" xlink:href=".." xlink:type="simple" chart:class="chart:scatter" chart:style-name="ch1">
        <chart:legend chart:legend-position="end" svg:x="14.103cm" svg:y="4.504cm" style:legend-expansion="high" chart:style-name="ch2"/>
        <chart:plot-area chart:style-name="ch3" table:cell-range-address="Exo1.C1:Exo1.D62" chart:data-source-has-labels="row" svg:x="1.32cm" svg:y="0.192cm" svg:width="12.464cm" svg:height="9.229cm">
          <chartooo:coordinate-region svg:x="2.185cm" svg:y="0.394cm" svg:width="11.407cm" svg:height="8.825cm"/>
          <chart:axis chart:dimension="x" chart:name="primary-x" chart:style-name="ch4"/>
          <chart:axis chart:dimension="y" chart:name="primary-y" chart:style-name="ch5">
            <chart:title svg:x="0.451cm" svg:y="4.99cm" chart:style-name="ch6">
              <text:p>m</text:p>
            </chart:title>
            <chart:grid chart:style-name="ch7" chart:class="major"/>
          </chart:axis>
          <chart:series chart:style-name="ch8" chart:values-cell-range-address="Exo1.D2:Exo1.D62" chart:label-cell-address="Exo1.D1:Exo1.D1" chart:class="chart:scatter">
            <chart:domain table:cell-range-address="Exo1.C2:Exo1.C62"/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(t)</text:p>
                <draw:g>
                  <svg:desc>Exo1.D1:Ex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o1.C2:Exo1.C62</svg:desc>
                </draw:g>
              </table:table-cell>
              <table:table-cell office:value-type="float" office:value="0">
                <text:p>0</text:p>
                <draw:g>
                  <svg:desc>Exo1.D2:Exo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9375">
                <text:p>0.5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25">
                <text:p>1.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9375">
                <text:p>1.6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34375">
                <text:p>2.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625">
                <text:p>3.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84375">
                <text:p>3.7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09375">
                <text:p>4.8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125">
                <text:p>5.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09375">
                <text:p>5.8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84375">
                <text:p>6.7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625">
                <text:p>7.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34375">
                <text:p>7.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659375">
                <text:p>8.6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125">
                <text:p>9.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59375">
                <text:p>9.5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434375">
                <text:p>10.4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8625">
                <text:p>10.8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284375">
                <text:p>11.2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109375">
                <text:p>12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125">
                <text:p>12.5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909375">
                <text:p>12.9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684375">
                <text:p>13.6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625">
                <text:p>14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34375">
                <text:p>14.4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8">
                <text:p>14.8</text:p>
              </table:table-cell>
              <table:table-cell office:value-type="float" office:value="0.00000666666666759852">
                <text:p>0.00000666666666759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159375">
                <text:p>15.159375</text:p>
              </table:table-cell>
              <table:table-cell office:value-type="float" office:value="-0.00681624999999908">
                <text:p>-0.00681624999999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5125">
                <text:p>15.5125</text:p>
              </table:table-cell>
              <table:table-cell office:value-type="float" office:value="-0.0170766666666649">
                <text:p>-0.01707666666666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859375">
                <text:p>15.859375</text:p>
              </table:table-cell>
              <table:table-cell office:value-type="float" office:value="-0.0304620833333331">
                <text:p>-0.0304620833333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-0.0466599999999997">
                <text:p>-0.0466599999999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34375">
                <text:p>16.534375</text:p>
              </table:table-cell>
              <table:table-cell office:value-type="float" office:value="-0.0653579166666662">
                <text:p>-0.0653579166666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8625">
                <text:p>16.8625</text:p>
              </table:table-cell>
              <table:table-cell office:value-type="float" office:value="-0.0862433333333326">
                <text:p>-0.0862433333333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184375">
                <text:p>17.184375</text:p>
              </table:table-cell>
              <table:table-cell office:value-type="float" office:value="-0.109003749999999">
                <text:p>-0.10900374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5">
                <text:p>17.5</text:p>
              </table:table-cell>
              <table:table-cell office:value-type="float" office:value="-0.133326666666667">
                <text:p>-0.13332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809375">
                <text:p>17.809375</text:p>
              </table:table-cell>
              <table:table-cell office:value-type="float" office:value="-0.158899583333333">
                <text:p>-0.15889958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1125">
                <text:p>18.1125</text:p>
              </table:table-cell>
              <table:table-cell office:value-type="float" office:value="-0.185409999999999">
                <text:p>-0.18540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09375">
                <text:p>18.409375</text:p>
              </table:table-cell>
              <table:table-cell office:value-type="float" office:value="-0.212545416666666">
                <text:p>-0.212545416666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7">
                <text:p>18.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984375">
                <text:p>18.984375</text:p>
              </table:table-cell>
              <table:table-cell office:value-type="float" office:value="-0.265">
                <text:p>-0.2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2625">
                <text:p>19.2625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534375">
                <text:p>19.534375</text:p>
              </table:table-cell>
              <table:table-cell office:value-type="float" office:value="-0.315">
                <text:p>-0.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8">
                <text:p>19.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.059375">
                <text:p>20.059375</text:p>
              </table:table-cell>
              <table:table-cell office:value-type="float" office:value="-0.365">
                <text:p>-0.3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3125">
                <text:p>20.3125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.559375">
                <text:p>20.559375</text:p>
              </table:table-cell>
              <table:table-cell office:value-type="float" office:value="-0.415">
                <text:p>-0.4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8">
                <text:p>20.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034375">
                <text:p>21.034375</text:p>
              </table:table-cell>
              <table:table-cell office:value-type="float" office:value="-0.465">
                <text:p>-0.4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2625">
                <text:p>21.2625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484375">
                <text:p>21.484375</text:p>
              </table:table-cell>
              <table:table-cell office:value-type="float" office:value="-0.515">
                <text:p>-0.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7">
                <text:p>21.7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.909375">
                <text:p>21.909375</text:p>
              </table:table-cell>
              <table:table-cell office:value-type="float" office:value="-0.565">
                <text:p>-0.5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1125">
                <text:p>22.1125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.309375">
                <text:p>22.309375</text:p>
              </table:table-cell>
              <table:table-cell office:value-type="float" office:value="-0.615">
                <text:p>-0.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5">
                <text:p>22.5</text:p>
              </table:table-cell>
              <table:table-cell office:value-type="float" office:value="-0.64">
                <text:p>-0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